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</style:style>
    <style:style style:name="P2" style:parent-style-name="Heading4" style:family="paragraph">
      <style:paragraph-properties fo:margin-top="0.0479in" fo:margin-right="0.0756in"/>
    </style:style>
    <style:style style:name="P3" style:parent-style-name="Heading4" style:family="paragraph">
      <style:paragraph-properties fo:margin-top="0.0479in" fo:margin-right="0.0756in"/>
    </style:style>
  </office:automatic-styles>
  <office:body>
    <office:text text:use-soft-page-breaks="true">
      <text:p text:style-name="P1"/>
      <text:h text:style-name="P2" text:outline-level="4">Program 3: Simulate an Ethernet LAN using n nodes and set multiple traffic nodes and plot congestion window for different source / destination.</text:h>
      <text:h text:style-name="P3" text:outline-level="4"/>
      <text:p text:style-name="PreformattedText">#Create Simulator</text:p>
      <text:p text:style-name="PreformattedText">set ns [new Simulator]</text:p>
      <text:p text:style-name="PreformattedText"/>
      <text:p text:style-name="PreformattedText">#Use colors to differentiate the traffics</text:p>
      <text:p text:style-name="PreformattedText">$ns<text:s/>color 1 Blue</text:p>
      <text:p text:style-name="PreformattedText">$ns color 2 Red</text:p>
      <text:p text:style-name="PreformattedText"/>
      <text:p text:style-name="PreformattedText">#Open trace and NAM trace file</text:p>
      <text:p text:style-name="PreformattedText">set ntrace [open prog5.tr w]</text:p>
      <text:p text:style-name="PreformattedText">$ns trace-all $ntrace</text:p>
      <text:p text:style-name="PreformattedText">set namfile [open prog5.nam w]</text:p>
      <text:p text:style-name="PreformattedText">$ns namtrace-all $namfile</text:p>
      <text:p text:style-name="PreformattedText"/>
      <text:p text:style-name="PreformattedText">#Use some flat file to create congestion graph windows</text:p>
      <text:p text:style-name="PreformattedText">set winFile0 [open WinFile0 w]</text:p>
      <text:p text:style-name="PreformattedText">set winFile1 [open WinFile1 w]</text:p>
      <text:p text:style-name="PreformattedText"/>
      <text:p text:style-name="PreformattedText">#Finish Procedure</text:p>
      <text:p text:style-name="PreformattedText">proc Finish {} {</text:p>
      <text:p text:style-name="PreformattedText">#Dump all trace data and Close the files</text:p>
      <text:p text:style-name="PreformattedText">global ns ntrace namfile</text:p>
      <text:p text:style-name="PreformattedText">$ns flush-trace</text:p>
      <text:p text:style-name="PreformattedText">close $ntrace</text:p>
      <text:p text:style-name="PreformattedText">close $namfile</text:p>
      <text:p text:style-name="PreformattedText"/>
      <text:p text:style-name="PreformattedText">#Execute the NAM animation file</text:p>
      <text:p text:style-name="PreformattedText">exec nam prog5.nam &amp;</text:p>
      <text:p text:style-name="PreformattedText"/>
      <text:p text:style-name="PreformattedText">#Plot the<text:s/>Congestion Window graph using xgraph</text:p>
      <text:p text:style-name="PreformattedText">exec xgraph WinFile0 WinFile1 &amp;</text:p>
      <text:p text:style-name="PreformattedText">exit 0</text:p>
      <text:p text:style-name="PreformattedText">}</text:p>
      <text:p text:style-name="PreformattedText"/>
      <text:p text:style-name="PreformattedText">#Plot Window Procedure</text:p>
      <text:p text:style-name="PreformattedText">proc PlotWindow {tcpSource file} {</text:p>
      <text:p text:style-name="PreformattedText">global ns</text:p>
      <text:p text:style-name="PreformattedText">set time 0.1</text:p>
      <text:p text:style-name="PreformattedText">set now [$ns now]</text:p>
      <text:p text:style-name="PreformattedText">set cwnd [$tcpSource set cwnd_]</text:p>
      <text:p text:style-name="PreformattedText"/>
      <text:p text:style-name="PreformattedText"># To plot graph over x and y axis</text:p>
      <text:p text:style-name="PreformattedText">puts $file "$now $cwnd"</text:p>
      <text:p text:style-name="PreformattedText">$ns at [expr $now+$time] "PlotWindow $tcpSource $file"</text:p>
      <text:p text:style-name="PreformattedText">}</text:p>
      <text:p text:style-name="PreformattedText"/>
      <text:p text:style-name="PreformattedText">#Create 6 nodes</text:p>
      <text:p text:style-name="PreformattedText">for {set i 0} {$i&lt;6} {incr i} {</text:p>
      <text:p text:style-name="PreformattedText">set n($i) [$ns node]</text:p>
      <text:p text:style-name="PreformattedText">}</text:p>
      <text:p text:style-name="PreformattedText"/>
      <text:p text:style-name="PreformattedText">#Create duplex links between the nodes</text:p>
      <text:p text:style-name="PreformattedText">$ns duplex-link $n(0) $n(2) 2Mb 10ms DropTail</text:p>
      <text:p text:style-name="PreformattedText">$ns duplex-link $n(1) $n(2) 2Mb 10ms DropTail</text:p>
      <text:p text:style-name="PreformattedText">$ns<text:s/>duplex-link $n(2) $n(3)<text:s/>1.0Mb 100ms DropTail</text:p>
      <text:p text:style-name="PreformattedText"/>
      <text:p text:style-name="PreformattedText">#Nodes n(3) , n(4) and n(5) are considered in a LAN</text:p>
      <text:p text:style-name="PreformattedText">set lan [$ns newLan "$n(3) $n(4) $n(5)" 0.5Mb 40ms LL Queue/DropTail MAC/802_3 Channel]</text:p>
      <text:p text:style-name="PreformattedText"/>
      <text:p text:style-name="PreformattedText">#Orientation to the nodes</text:p>
      <text:p text:style-name="PreformattedText">$ns duplex-link-op $n(0) $n(2) orient right-down</text:p>
      <text:p text:style-name="PreformattedText">$ns duplex-link-op $n(1) $n(2) orient right-up</text:p>
      <text:p text:style-name="PreformattedText">$ns duplex-link-op $n(2) $n(3) orient right</text:p>
      <text:p text:style-name="PreformattedText"/>
      <text:p text:style-name="PreformattedText">#Setup queue between n(2) and n(3) and monitor the queue</text:p>
      <text:p text:style-name="PreformattedText">$ns queue-limit $n(2) $n(3) 20</text:p>
      <text:p text:style-name="PreformattedText">$ns duplex-link-op $n(2) $n(3) queuePos 0.5</text:p>
      <text:p text:style-name="PreformattedText"/>
      <text:p text:style-name="PreformattedText">#Set error model on link<text:s/>n(2) to n(3)<text:s/>(optional-<text:s/>to analyse<text:s/>the amt of drop removed pkts in tr file)</text:p>
      <text:p text:style-name="PreformattedText">set loss_module [new ErrorModel]</text:p>
      <text:p text:style-name="PreformattedText">$loss_module ranvar [new RandomVariable/Uniform]</text:p>
      <text:p text:style-name="PreformattedText">$loss_module drop-target [new Agent/Null]</text:p>
      <text:p text:style-name="PreformattedText">$ns lossmodel $loss_module $n(2) $n(3)</text:p>
      <text:p text:style-name="PreformattedText"/>
      <text:p text:style-name="PreformattedText">#Set up the TCP connection between n(0) and n(4)</text:p>
      <text:p text:style-name="PreformattedText">set tcp0 [new Agent/TCP/Newreno]</text:p>
      <text:p text:style-name="PreformattedText">$tcp0 set fid_ 1</text:p>
      <text:p text:style-name="PreformattedText">$tcp0 set window_ 8000</text:p>
      <text:p text:style-name="PreformattedText">$tcp0 set packetSize_ 552</text:p>
      <text:p text:style-name="PreformattedText">$ns attach-agent $n(0) $tcp0</text:p>
      <text:p text:style-name="PreformattedText">set sink0 [new Agent/TCPSink/DelAck]</text:p>
      <text:p text:style-name="PreformattedText">$ns attach-agent $n(4) $sink0</text:p>
      <text:p text:style-name="PreformattedText">$ns connect $tcp0 $sink0</text:p>
      <text:p text:style-name="PreformattedText"/>
      <text:p text:style-name="PreformattedText"/>
      <text:p text:style-name="PreformattedText"/>
      <text:p text:style-name="PreformattedText">#Apply FTP Application over TCP</text:p>
      <text:p text:style-name="PreformattedText">set ftp0 [new<text:s/>Application/FTP]</text:p>
      <text:p text:style-name="PreformattedText">$ftp0 attach-agent $tcp0</text:p>
      <text:p text:style-name="PreformattedText">$ftp0 set type_ FTP</text:p>
      <text:p text:style-name="PreformattedText"/>
      <text:p text:style-name="PreformattedText">#Set up another TCP connection between n(5) and n(1)</text:p>
      <text:p text:style-name="PreformattedText">set tcp1 [new Agent/TCP/Newreno]</text:p>
      <text:p text:style-name="PreformattedText">$tcp1 set fid_ 2</text:p>
      <text:p text:style-name="PreformattedText">$tcp1 set window_ 8000</text:p>
      <text:p text:style-name="PreformattedText">$tcp1 set packetSize_ 552</text:p>
      <text:p text:style-name="PreformattedText">$ns attach-agent $n(5) $tcp1</text:p>
      <text:p text:style-name="PreformattedText">set sink1 [new Agent/TCPSink/DelAck]</text:p>
      <text:p text:style-name="PreformattedText">$ns attach-agent $n(1) $sink1</text:p>
      <text:p text:style-name="PreformattedText">$ns connect $tcp1 $sink1</text:p>
      <text:p text:style-name="PreformattedText"/>
      <text:p text:style-name="PreformattedText">#Apply FTP application over TCP</text:p>
      <text:p text:style-name="PreformattedText">set ftp1 [new Application/FTP]</text:p>
      <text:p text:style-name="PreformattedText">$ftp1 attach-agent $tcp1</text:p>
      <text:p text:style-name="PreformattedText">$ftp1 set type_ FTP</text:p>
      <text:p text:style-name="PreformattedText"/>
      <text:p text:style-name="PreformattedText">#Schedule Events</text:p>
      <text:p text:style-name="PreformattedText">$ns at 0.1 "$ftp0 start"</text:p>
      <text:p text:style-name="PreformattedText">$ns at 0.1<text:s/>"PlotWindow $tcp0 $winFile0"</text:p>
      <text:p text:style-name="PreformattedText">$ns at 0.5 "$ftp1 start"</text:p>
      <text:p text:style-name="PreformattedText">$ns at 0.5 "PlotWindow $tcp1 $winFile1"</text:p>
      <text:p text:style-name="PreformattedText">$ns at 25.0 "$ftp0 stop"</text:p>
      <text:p text:style-name="PreformattedText">$ns at 25.1 "$ftp1 stop"</text:p>
      <text:p text:style-name="PreformattedText">$ns at 25.2 "Finish"</text:p>
      <text:p text:style-name="PreformattedText"/>
      <text:p text:style-name="PreformattedText">#Run the simulation</text:p>
      <text:p text:style-name="PreformattedText">$ns ru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4" style:display-name="Heading 4" style:family="paragraph" style:parent-style-name="Standard" style:default-outline-level="4">
      <style:paragraph-properties fo:margin-left="0.0694in">
        <style:tab-stops/>
      </style:paragraph-properties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hruthi</dc:creator>
    <meta:creation-date>2018-11-10T00:55:00Z</meta:creation-date>
    <dc:date>2018-11-10T01:36:00Z</dc:date>
    <meta:template xlink:href="Normal.dotm" xlink:type="simple"/>
    <meta:editing-cycles>3</meta:editing-cycles>
    <meta:editing-duration>PT2460S</meta:editing-duration>
    <meta:document-statistic meta:page-count="3" meta:paragraph-count="6" meta:word-count="452" meta:character-count="3024" meta:row-count="21" meta:non-whitespace-character-count="2578"/>
  </office:meta>
</office:document-meta>
</file>